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0000000001000000001D32C84ABC71FCAFD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onsolas" svg:font-family="Consolas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3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gr4" style:family="graphic" style:parent-style-name="standard">
      <style:graphic-properties draw:stroke="solid" svg:stroke-width="0.035cm" svg:stroke-color="#a6a1a1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8cm" draw:shadow-color="#000000" draw:shadow-opacity="32%"/>
    </style:style>
    <style:style style:name="gr5" style:family="graphic" style:parent-style-name="standard" style:list-style-name="L4">
      <style:graphic-properties draw:stroke="none" svg:stroke-width="0.035cm" draw:stroke-linejoin="miter" draw:fill="none" draw:textarea-vertical-align="top" draw:auto-grow-height="false" draw:fit-to-size="false" style:shrink-to-fit="false" fo:min-height="14.086cm" fo:min-width="23.569cm" fo:padding-top="0.381cm" fo:padding-bottom="0.381cm" fo:padding-left="0.508cm" fo:padding-right="0.508cm" fo:wrap-option="wrap"/>
    </style:style>
    <style:style style:name="gr6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7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1.521cm" fo:min-width="5.024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2.008cm" fo:min-width="6.24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1.66cm" fo:min-width="4.146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00b05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fill="bitmap" draw:fill-image-name="msFillBitmap_20_1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2" style:family="graphic" style:parent-style-name="standard" style:list-style-name="L6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4.262cm" fo:min-width="12.22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fill="bitmap" draw:fill-image-name="msFillBitmap_20_13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5.037cm" fo:min-width="10.399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7" style:family="presentation" style:parent-style-name="כותרת_20_ותוכן-notes">
      <style:graphic-properties draw:fill-color="#ffffff" fo:min-height="13.364cm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9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10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co1" style:family="table-column">
      <style:table-column-properties style:column-width="7.887cm" style:use-optimal-column-width="false"/>
    </style:style>
    <style:style style:name="co2" style:family="table-column">
      <style:table-column-properties style:column-width="7.892cm" style:use-optimal-column-width="false"/>
    </style:style>
    <style:style style:name="ro1" style:family="table-row">
      <style:table-row-properties style:row-height="2.094cm"/>
    </style:style>
    <style:style style:name="ro2" style:family="table-row">
      <style:table-row-properties style:row-height="2.107cm"/>
    </style:style>
    <style:style style:name="ro3" style:family="table-row">
      <style:table-row-properties style:row-height="2.463cm"/>
    </style:style>
    <style:style style:name="ro4" style:family="table-row">
      <style:table-row-properties style:row-height="1.362cm"/>
    </style:style>
    <style:style style:name="ro5" style:family="table-row">
      <style:table-row-properties style:row-height="5.766cm"/>
    </style:style>
    <style:style style:name="ce1" style:family="table-cell">
      <style:paragraph-properties fo:text-align="center"/>
      <style:text-properties fo:font-size="28pt" style:font-size-asian="28pt" style:font-size-complex="28pt"/>
    </style:style>
    <style:style style:name="ce2" style:family="table-cell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3" style:family="table-cell">
      <style:paragraph-properties fo:text-align="center"/>
      <style:text-properties fo:color="#00cc33" fo:font-size="28pt" style:font-size-asian="28pt" style:font-size-complex="28pt"/>
    </style:style>
    <style:style style:name="ce4" style:family="table-cell">
      <style:paragraph-properties fo:text-align="center"/>
      <style:text-properties fo:color="#ff0000" fo:font-size="28pt" style:font-size-asian="28pt" style:font-size-complex="28pt"/>
    </style:style>
    <style:style style:name="ce5" style:family="table-cell">
      <style:paragraph-properties fo:text-align="center"/>
      <style:text-properties fo:font-size="28pt" fo:font-weight="normal" style:font-size-asian="28pt" style:font-weight-asian="normal" style:font-size-complex="28pt" style:font-weight-complex="normal"/>
    </style:style>
    <style:style style:name="ce6" style:family="table-cell">
      <style:paragraph-properties fo:text-align="center"/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ce7" style:family="table-cell">
      <style:paragraph-properties fo:text-align="center"/>
      <style:text-properties style:use-window-font-color="true" fo:font-size="28pt" style:font-size-asian="28pt" style:font-size-complex="28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9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11" style:family="paragraph">
      <style:paragraph-properties fo:margin-top="0cm" fo:margin-bottom="0cm" fo:line-height="100%" fo:text-align="start" style:writing-mode="lr-tb"/>
    </style:style>
    <style:style style:name="P1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0pt" style:font-size-asian="20pt" style:font-size-complex="20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4" style:family="paragraph">
      <style:paragraph-properties fo:margin-top="0cm" fo:margin-bottom="0cm" fo:line-height="120%" fo:text-align="start" style:writing-mode="lr-tb"/>
    </style:style>
    <style:style style:name="P15" style:family="paragraph">
      <loext:graphic-properties draw:fill="solid" draw:fill-color="#ffffff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8" style:family="paragraph">
      <style:paragraph-properties fo:margin-top="0.226cm" fo:margin-bottom="0cm" fo:line-height="100%" fo:text-align="start" style:punctuation-wrap="hanging" style:writing-mode="lr-tb"/>
    </style:style>
    <style:style style:name="P19" style:family="paragraph">
      <style:paragraph-properties fo:margin-top="0cm" fo:margin-bottom="0cm" fo:line-height="100%" fo:text-align="start" style:punctuation-wrap="hanging" style:writing-mode="lr-tb"/>
    </style:style>
    <style:style style:name="P20" style:family="paragraph">
      <loext:graphic-properties draw:fill="none"/>
      <style:paragraph-properties fo:margin-top="0.226cm" fo:margin-bottom="0cm" fo:line-height="100%" fo:text-align="start" style:punctuation-wrap="hanging" style:writing-mode="lr-tb" style:font-independent-line-spacing="true"/>
      <style:text-properties fo:font-size="24pt"/>
    </style:style>
    <style:style style:name="P21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22" style:family="paragraph">
      <style:paragraph-properties fo:text-align="center"/>
      <style:text-properties fo:font-weight="bold" style:font-size-asian="28pt" style:font-weight-asian="bold" style:font-size-complex="28pt" style:font-weight-complex="bold"/>
    </style:style>
    <style:style style:name="P23" style:family="paragraph">
      <style:paragraph-properties fo:text-align="center"/>
      <style:text-properties fo:font-size="28pt" style:font-size-asian="28pt" style:font-size-complex="28pt"/>
    </style:style>
    <style:style style:name="P24" style:family="paragraph">
      <style:paragraph-properties fo:text-align="center"/>
      <style:text-properties fo:color="#00cc33" fo:font-size="28pt" style:font-size-asian="28pt" style:font-size-complex="28pt"/>
    </style:style>
    <style:style style:name="P25" style:family="paragraph">
      <style:paragraph-properties fo:text-align="center"/>
      <style:text-properties fo:color="#ff0000" fo:font-size="28pt" style:font-size-asian="28pt" style:font-size-complex="28pt"/>
    </style:style>
    <style:style style:name="P26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28" style:family="paragraph">
      <style:paragraph-properties fo:margin-top="0cm" fo:margin-bottom="0cm" fo:line-height="100%" fo:text-align="center" style:writing-mode="rl-tb"/>
    </style:style>
    <style:style style:name="P29" style:family="paragraph">
      <loext:graphic-properties draw:fill="solid" draw:fill-color="#d34817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3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31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32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33" style:family="paragraph">
      <style:paragraph-properties fo:margin-left="0cm" fo:margin-right="0cm" fo:margin-top="0.205cm" fo:margin-bottom="0cm" fo:line-height="14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35" style:family="paragraph">
      <loext:graphic-properties draw:fill="bitmap" draw:fill-image-name="msFillBitmap_20_12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6" style:family="paragraph">
      <style:paragraph-properties fo:text-align="center"/>
    </style:style>
    <style:style style:name="P37" style:family="paragraph">
      <style:paragraph-properties fo:text-align="center"/>
      <style:text-properties fo:font-weight="normal" style:font-size-asian="28pt" style:font-weight-asian="normal" style:font-size-complex="28pt" style:font-weight-complex="normal"/>
    </style:style>
    <style:style style:name="P38" style:family="paragraph">
      <style:paragraph-properties fo:text-align="center"/>
      <style:text-properties fo:font-size="28pt" fo:font-weight="normal" style:font-size-asian="28pt" style:font-weight-asian="normal" style:font-size-complex="28pt" style:font-weight-complex="normal"/>
    </style:style>
    <style:style style:name="P39" style:family="paragraph">
      <style:paragraph-properties fo:text-align="center"/>
      <style:text-properties style:use-window-font-color="true" fo:font-size="28pt" style:font-size-asian="28pt" style:font-size-complex="28pt"/>
    </style:style>
    <style:style style:name="P40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4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2" style:family="paragraph">
      <loext:graphic-properties draw:fill="solid" draw:fill-color="#d34817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4pt"/>
    </style:style>
    <style:style style:name="P43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P44" style:family="paragraph">
      <style:paragraph-properties fo:margin-top="0cm" fo:margin-bottom="0cm" fo:line-height="90%" fo:text-align="start" style:writing-mode="lr-tb"/>
    </style:style>
    <style:style style:name="P45" style:family="paragraph">
      <loext:graphic-properties draw:fill="bitmap" draw:fill-image-name="msFillBitmap_20_13" draw:fill-image-width="0.394cm" draw:fill-image-height="0.024cm" style:repeat="repeat" draw:fill-image-ref-point-x="0%" draw:fill-image-ref-point-y="0%" draw:fill-image-ref-point="center"/>
      <style:paragraph-properties fo:margin-top="0cm" fo:margin-bottom="0cm" fo:line-height="90%" fo:text-align="start" style:writing-mode="lr-tb" style:font-independent-line-spacing="true"/>
      <style:text-properties fo:font-size="24pt"/>
    </style:style>
    <style:style style:name="P46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7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48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49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8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0099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8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2" style:family="text">
      <style:text-properties fo:font-variant="normal" fo:text-transform="none" fo:color="#0099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3" style:family="text">
      <style:text-properties fo:font-variant="normal" fo:text-transform="none" fo:color="#80008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7" style:family="text">
      <style:text-properties fo:font-variant="normal" fo:text-transform="none" fo:color="#80008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8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9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0" style:family="text">
      <style:text-properties fo:font-size="28pt" fo:font-weight="bold" style:font-size-asian="28pt" style:font-weight-asian="bold" style:font-size-complex="28pt" style:font-weight-complex="bold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fo:color="#00cc33" fo:font-size="28pt" style:font-size-asian="28pt" style:font-size-complex="28pt"/>
    </style:style>
    <style:style style:name="T23" style:family="text">
      <style:text-properties fo:color="#ff0000" fo:font-size="28pt" style:font-size-asian="28pt" style:font-size-complex="28pt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5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2" style:family="text">
      <style:text-properties fo:font-variant="normal" fo:text-transform="none" fo:color="#80008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3" style:family="text">
      <style:text-properties fo:font-variant="normal" fo:text-transform="none" fo:color="#008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4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5" style:family="text">
      <style:text-properties fo:font-variant="normal" fo:text-transform="none" fo:color="#ff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6" style:family="text">
      <style:text-properties fo:font-variant="normal" fo:text-transform="none" fo:color="#696464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7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Courier New1" style:font-size-complex="28pt" style:font-style-complex="normal" style:font-weight-complex="normal"/>
    </style:style>
    <style:style style:name="T42" style:family="text">
      <style:text-properties fo:font-size="28pt" fo:font-weight="normal" style:font-size-asian="28pt" style:font-weight-asian="normal" style:font-size-complex="28pt" style:font-weight-complex="normal"/>
    </style:style>
    <style:style style:name="T43" style:family="text">
      <style:text-properties style:use-window-font-color="true" style:font-name="Liberation Sans" fo:font-size="28pt" style:letter-kerning="true" style:font-name-asian="Noto Sans CJK SC Regular" style:font-size-asian="28pt" style:font-name-complex="Nachlieli CLM" style:font-size-complex="28pt"/>
    </style:style>
    <style:style style:name="T44" style:family="text"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T45" style:family="text">
      <style:text-properties style:use-window-font-color="true" fo:font-size="28pt" style:font-size-asian="28pt" style:font-size-complex="28pt"/>
    </style:style>
    <style:style style:name="T46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7" style:family="text">
      <style:text-properties fo:font-variant="normal" fo:text-transform="none" fo:color="#ffffff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name-complex="Arial3" style:font-size-complex="22pt" style:font-style-complex="normal" style:font-weight-complex="normal"/>
    </style:style>
    <style:style style:name="T48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1" style:family="text">
      <style:text-properties fo:font-variant="normal" fo:text-transform="none" fo:color="#696464" style:text-line-through-style="none" style:text-line-through-type="none" style:text-position="0% 100%" style:font-name="Arial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2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3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style:font-name="Arial3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1.269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1.269cm"/>
        <style:text-properties style:font-name="Arial3" fo:color="#d34817" fo:font-size="8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Reference </text:span><text:span text:style-name="T1">variables</text:span></text:p>
          </draw:text-box>
        </draw:frame>
        <draw:frame draw:name="כותרת משנה 3" presentation:style-name="pr2" draw:text-style-name="P4" draw:layer="layout" svg:width="17.779cm" svg:height="4.444cm" svg:x="4.574cm" svg:y="11.474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</text:span><text:span text:style-name="T2">Ofir Pele</text:span></text:p>
              </text:list-item>
              <text:list-item>
                <text:p text:style-name="P3"><text:span text:style-name="T2">Version 2: Dr. </text:span><text:span text:style-name="T2">Miri Ben-Nissan</text:span></text:p>
              </text:list-item>
              <text:list-item>
                <text:p text:style-name="P3"><text:span text:style-name="T2">Version 3: Dr. </text:span><text:span text:style-name="T2">Erel Segal-</text:span><text:span text:style-name="T2">Halev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famous swap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Why </text:span><text:span text:style-name="T3">references?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11.049cm" svg:height="5.842cm" svg:x="0.762cm" svg:y="12.446cm" presentation:class="outline" presentation:user-transformed="true">
          <draw:text-box>
            <text:p text:style-name="P9"><text:span text:style-name="T5">// C version </text:span><text:span text:style-name="T5"><text:line-break/></text:span><text:span text:style-name="T6">void</text:span><text:span text:style-name="T7"> swap (</text:span><text:span text:style-name="T6">int</text:span><text:span text:style-name="T7"> *a, </text:span><text:span text:style-name="T6">int</text:span><text:span text:style-name="T7"> *b) { </text:span><text:span text:style-name="T7"><text:line-break/></text:span><text:span text:style-name="T7">   </text:span><text:span text:style-name="T6">int</text:span><text:span text:style-name="T7"> t = *a; </text:span><text:span text:style-name="T7"><text:line-break/></text:span><text:span text:style-name="T7">   *a = *b; </text:span><text:span text:style-name="T7"><text:line-break/></text:span><text:span text:style-name="T7">   *b = t; </text:span><text:span text:style-name="T7"><text:line-break/></text:span><text:span text:style-name="T7">}; </text:span><text:span text:style-name="T8">// swap(&amp;x,&amp;y)</text:span></text:p>
          </draw:text-box>
        </draw:frame>
        <draw:custom-shape draw:name="Text Box 4" draw:style-name="gr2" draw:text-style-name="P12" draw:layer="layout" svg:width="12.673cm" svg:height="5.845cm" svg:x="12.192cm" svg:y="12.192cm">
          <text:p text:style-name="P11"><text:span text:style-name="T9">// C++ version </text:span><text:span text:style-name="T9"><text:line-break/></text:span><text:span text:style-name="T10">void</text:span><text:span text:style-name="T11"> swap (</text:span><text:span text:style-name="T10">int</text:span><text:span text:style-name="T11"> &amp;a, </text:span><text:span text:style-name="T10">int</text:span><text:span text:style-name="T11"> &amp;b) { </text:span><text:span text:style-name="T11"><text:line-break/></text:span><text:span text:style-name="T11">   </text:span><text:span text:style-name="T10">int</text:span><text:span text:style-name="T11"> t = a; </text:span><text:span text:style-name="T11"><text:line-break/></text:span><text:span text:style-name="T11">   a = b; </text:span><text:span text:style-name="T11"><text:line-break/></text:span><text:span text:style-name="T11">   b = t; </text:span><text:span text:style-name="T11"><text:line-break/></text:span><text:span text:style-name="T11">}; <text:s/></text:span><text:span text:style-name="T12">// swap(x,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3" draw:text-style-name="P13" draw:layer="layout" svg:x1="12.17cm" svg:y1="3.175cm" svg:x2="12.171cm" svg:y2="10.583cm">
          <text:p/>
        </draw:line>
        <draw:custom-shape draw:name="TextBox 3" draw:style-name="gr4" draw:text-style-name="P15" draw:layer="layout" svg:width="12.995cm" svg:height="11.425cm" svg:x="11.135cm" svg:y="1.19cm">
          <text:p text:style-name="P14"><text:span text:style-name="T9">// Wrong version</text:span></text:p>
          <text:p text:style-name="P14"><text:span text:style-name="T10">void</text:span><text:span text:style-name="T11"> swap(</text:span><text:span text:style-name="T10">int</text:span><text:span text:style-name="T11"> a, </text:span><text:span text:style-name="T10">int</text:span><text:span text:style-name="T11"> b) { </text:span><text:span text:style-name="T11"><text:line-break/></text:span><text:span text:style-name="T11">   </text:span><text:span text:style-name="T10">int</text:span><text:span text:style-name="T11"> temp = a; </text:span><text:span text:style-name="T11"><text:line-break/></text:span><text:span text:style-name="T11">   a = b; </text:span><text:span text:style-name="T11"><text:line-break/></text:span><text:span text:style-name="T11">   b = temp; </text:span><text:span text:style-name="T11"><text:line-break/></text:span><text:span text:style-name="T11">} </text:span><text:span text:style-name="T11"><text:line-break/></text:span><text:span text:style-name="T10">int</text:span><text:span text:style-name="T11"> main() { </text:span><text:span text:style-name="T11"><text:line-break/></text:span><text:span text:style-name="T11">   </text:span><text:span text:style-name="T10">int</text:span><text:span text:style-name="T11"> x=</text:span><text:span text:style-name="T13">3</text:span><text:span text:style-name="T11">, y=</text:span><text:span text:style-name="T13">7</text:span><text:span text:style-name="T11">; </text:span><text:span text:style-name="T11"><text:line-break/></text:span><text:span text:style-name="T11">   swap(x, y); </text:span><text:span text:style-name="T11"><text:line-break/></text:span><text:span text:style-name="T11">   </text:span><text:span text:style-name="T9">// still x == 3, y == 7 ! </text:span><text:span text:style-name="T9"><text:line-break/></text:span><text:span text:style-name="T1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, example (not a useful one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ferences </text:span><text:span text:style-name="T3">– two </text:span><text:span text:style-name="T3">definitions</text:span></text:p>
          </draw:text-box>
        </draw:frame>
        <draw:frame draw:name="מציין מיקום של מספר שקופית 4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Text Box 3" draw:style-name="gr5" draw:text-style-name="P20" draw:layer="layout" svg:width="24.584cm" svg:height="14.847cm" svg:x="0.816cm" svg:y="3.409cm">
          <text:list text:style-name="L4">
            <text:list-item>
              <text:p text:style-name="P18"><text:span text:style-name="T14">(a) A pointer that is used like an object.</text:span></text:p>
            </text:list-item>
            <text:list-item>
              <text:p text:style-name="P18"><text:span text:style-name="T14">(b) Alias - alternative name to existing object.</text:span></text:p>
            </text:list-item>
          </text:list>
          <text:p text:style-name="P19"><text:span text:style-name="T15">int</text:span><text:span text:style-name="T16"> i = </text:span><text:span text:style-name="T17">10</text:span><text:span text:style-name="T16">; </text:span><text:span text:style-name="T16"><text:line-break/></text:span><text:span text:style-name="T15">int</text:span><text:span text:style-name="T16">&amp; j = i; </text:span><text:span text:style-name="T18">// j is a int reference </text:span><text:span text:style-name="T18"><text:line-break/></text:span><text:span text:style-name="T18"> <text:s text:c="11"/>// initialized only </text:span></text:p>
          <text:p text:style-name="P19"><text:span text:style-name="T18"><text:s text:c="12"/></text:span><text:span text:style-name="T18">// once ! </text:span><text:span text:style-name="T18"><text:line-break/></text:span><text:span text:style-name="T16">j += </text:span><text:span text:style-name="T17">5</text:span><text:span text:style-name="T16">; </text:span><text:span text:style-name="T18">// changes both i and j </text:span><text:span text:style-name="T18"><text:line-break/></text:span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6" draw:text-style-name="P13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inter vs non-const reference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Pointer vs. </text:span><text:span text:style-name="T3">Reference </text:span><text:span text:style-name="T19"><text:s/></text:span><text:span text:style-name="T19">(folder 1)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standard" draw:layer="layout" svg:width="23.665cm" svg:height="14.67cm" svg:x="1.098cm" svg:y="2.677cm">
          <table:table table:template-name="sun" table:use-first-column-styles="true" table:use-banding-column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21"><text:span text:style-name="T20">Pointer</text:span></text:p>
              </table:table-cell>
              <table:table-cell>
                <text:p text:style-name="P21"><text:span text:style-name="T20">Reference</text:span></text:p>
              </table:table-cell>
            </table:table-row>
            <table:table-row table:style-name="ro1" table:default-cell-style-name="ce1">
              <table:table-cell table:style-name="ce2">
                <text:p text:style-name="P22"><text:span text:style-name="T20">Initialization</text:span></text:p>
              </table:table-cell>
              <table:table-cell>
                <text:p text:style-name="P23"><text:span text:style-name="T21">Optional</text:span></text:p>
              </table:table-cell>
              <table:table-cell>
                <text:p text:style-name="P23"><text:span text:style-name="T21">Mandatory</text:span></text:p>
              </table:table-cell>
            </table:table-row>
            <table:table-row table:style-name="ro1">
              <table:table-cell table:style-name="ce2">
                <text:p text:style-name="P22"><text:span text:style-name="T20">Dynamic</text:span></text:p>
              </table:table-cell>
              <table:table-cell table:style-name="ce3">
                <text:p text:style-name="P24"><text:span text:style-name="T22">Yes</text:span></text:p>
              </table:table-cell>
              <table:table-cell table:style-name="ce4">
                <text:p text:style-name="P25"><text:span text:style-name="T23">No</text:span></text:p>
              </table:table-cell>
            </table:table-row>
            <table:table-row table:style-name="ro1">
              <table:table-cell table:style-name="ce2">
                <text:p text:style-name="P22"><text:span text:style-name="T20">Arithmetic</text:span></text:p>
              </table:table-cell>
              <table:table-cell table:style-name="ce3">
                <text:p text:style-name="P24"><text:span text:style-name="T22">Yes</text:span></text:p>
              </table:table-cell>
              <table:table-cell table:style-name="ce4">
                <text:p text:style-name="P25"><text:span text:style-name="T23">No</text:span></text:p>
              </table:table-cell>
            </table:table-row>
            <table:table-row table:style-name="ro1">
              <table:table-cell table:style-name="ce2">
                <text:p text:style-name="P22"><text:span text:style-name="T20">Always defined</text:span></text:p>
              </table:table-cell>
              <table:table-cell table:style-name="ce4">
                <text:p text:style-name="P25"><text:span text:style-name="T23">No</text:span></text:p>
              </table:table-cell>
              <table:table-cell table:style-name="ce3">
                <text:p text:style-name="P24"><text:span text:style-name="T22">Yes</text:span></text:p>
              </table:table-cell>
            </table:table-row>
            <table:table-row table:style-name="ro1">
              <table:table-cell table:style-name="ce2">
                <text:p text:style-name="P22"><text:span text:style-name="T20">Notation</text:span></text:p>
              </table:table-cell>
              <table:table-cell table:style-name="ce4">
                <text:p text:style-name="P25"><text:span text:style-name="T23">(*p), <text:s text:c="3"/>p-&gt;x</text:span></text:p>
              </table:table-cell>
              <table:table-cell table:style-name="ce3">
                <text:p text:style-name="P24"><text:span text:style-name="T22">r, <text:s text:c="7"/>r.x</text:span></text:p>
              </table:table-cell>
            </table:table-row>
            <table:table-row table:style-name="ro2">
              <table:table-cell table:style-name="ce2">
                <text:p text:style-name="P22"><text:span text:style-name="T20">Containers</text:span></text:p>
              </table:table-cell>
              <table:table-cell table:style-name="ce3">
                <text:p text:style-name="P24"><text:span text:style-name="T22">Yes</text:span></text:p>
              </table:table-cell>
              <table:table-cell table:style-name="ce4">
                <text:p text:style-name="P25"><text:span text:style-name="T23">N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ree ways </text:span><text:span text:style-name="T3">to pass </text:span><text:span text:style-name="T3">arguments</text:span></text:p>
          </draw:text-box>
        </draw:frame>
        <draw:frame draw:name="מציין מיקום תוכן 2" presentation:style-name="pr8" draw:text-style-name="P27" draw:layer="layout" svg:width="23.706cm" svg:height="15.874cm" svg:x="0.847cm" svg:y="2.54cm" presentation:class="outline" presentation:user-transformed="true">
          <draw:text-box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</draw:text-box>
        </draw:frame>
        <draw:custom-shape draw:name="TextBox 3" draw:style-name="gr4" draw:text-style-name="P15" draw:layer="layout" svg:width="20.954cm" svg:height="1.468cm" svg:x="2.54cm" svg:y="5.927cm">
          <text:p text:style-name="P14"><text:span text:style-name="T25">int</text:span><text:span text:style-name="T26"> * func(</text:span><text:span text:style-name="T25">int</text:span><text:span text:style-name="T26"> *var0, </text:span><text:span text:style-name="T25">int</text:span><text:span text:style-name="T26"> &amp;var1, </text:span><text:span text:style-name="T25">int</text:span><text:span text:style-name="T26"> var2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4" draw:style-name="gr7" draw:text-style-name="P29" draw:layer="layout" svg:width="5.714cm" svg:height="1.961cm" svg:x="1.524cm" svg:y="9.215cm">
          <text:p text:style-name="P28"><text:span text:style-name="T27">By pointer</text:span></text:p>
          <draw:enhanced-geometry draw:mirror-horizontal="false" draw:mirror-vertical="false" svg:viewBox="0 0 0 0" draw:text-areas="?f38 ?f38 ?f39 ?f40" draw:type="ooxml-wedgeRoundRectCallout" draw:modifiers="85009 -166045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5" draw:style-name="gr8" draw:text-style-name="P29" draw:layer="layout" svg:width="6.984cm" svg:height="2.502cm" svg:x="7.874cm" svg:y="10.198cm">
          <text:p text:style-name="P28"><text:span text:style-name="T27">By reference</text:span></text:p>
          <draw:enhanced-geometry draw:mirror-horizontal="false" draw:mirror-vertical="false" svg:viewBox="0 0 0 0" draw:text-areas="?f38 ?f38 ?f39 ?f40" draw:type="ooxml-wedgeRoundRectCallout" draw:modifiers="44915 -161365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6" draw:style-name="gr9" draw:text-style-name="P29" draw:layer="layout" svg:width="4.852cm" svg:height="2.116cm" svg:x="15.722cm" svg:y="9.906cm">
          <text:p text:style-name="P28"><text:span text:style-name="T27">By Value</text:span></text:p>
          <draw:enhanced-geometry draw:mirror-horizontal="false" draw:mirror-vertical="false" svg:viewBox="0 0 0 0" draw:text-areas="?f38 ?f38 ?f39 ?f40" draw:type="ooxml-wedgeRoundRectCallout" draw:modifiers="-1042 -18936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Slide Number Placeholder 7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5" presentation:class="page"/>
          <draw:frame draw:name="Notes Placeholder 2" presentation:style-name="pr9" draw:text-style-name="P30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0" draw:text-style-name="P32" draw:layer="layout" svg:width="8.545cm" svg:height="1.419cm" svg:x="11.174cm" svg:y="27.01cm" presentation:class="page-number" presentation:user-transformed="true">
            <draw:text-box>
              <text:p text:style-name="P31"><text:span text:style-name="T28"><text:page-number>&lt;number&gt;</text:page-number></text:span></text:p>
            </draw:text-box>
          </draw:frame>
        </presentation:notes>
      </draw:page>
      <draw:page draw:name="Lvalue &amp; Rvalu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Lvalue &amp; </text:span><text:span text:style-name="T3">Rvalue</text:span></text:p>
          </draw:text-box>
        </draw:frame>
        <draw:frame draw:name="מציין מיקום של מספר שקופית 2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27" draw:layer="layout" svg:width="23.706cm" svg:height="15.874cm" svg:x="0.847cm" svg:y="2.54cm" presentation:class="outline" presentation:user-transformed="true">
          <draw:text-box>
            <text:p text:style-name="P9"><text:span text:style-name="T29">Lvalue</text:span><text:span text:style-name="T24"> =</text:span><text:span text:style-name="T29"> Left Value – </text:span><text:span text:style-name="T24">can appear at left side of =.</text:span></text:p>
            <text:p text:style-name="P9"><text:span text:style-name="T24"><text:s text:c="12"/></text:span><text:span text:style-name="T24">=</text:span><text:span text:style-name="T29"> Located Value – </text:span><text:span text:style-name="T24">has a fixed memory location.</text:span></text:p>
            <text:p text:style-name="P9"><text:span text:style-name="T24"><text:s text:c="15"/></text:span><text:span text:style-name="T24">Examples: <text:s/>variables, references <text:s/>…</text:span></text:p>
            <text:p text:style-name="P9"><text:span text:style-name="T29">Rvalue</text:span><text:span text:style-name="T24"> = not Left Value. <text:s text:c="5"/>Numbers, temporaries</text:span><text:span text:style-name="T29"> </text:span><text:span text:style-name="T24">…</text:span></text:p>
            <text:p text:style-name="P9"><text:span text:style-name="T30">int</text:span><text:span text:style-name="T31"> a=1; </text:span><text:span text:style-name="T31"><text:line-break/></text:span><text:span text:style-name="T31">a=</text:span><text:span text:style-name="T32">5</text:span><text:span text:style-name="T31">; </text:span><text:span text:style-name="T33">// Lvalue = Rvalue, Ok </text:span><text:span text:style-name="T33"><text:line-break/></text:span><text:span text:style-name="T31">a=a; </text:span><text:span text:style-name="T33">// Lvalue = Lvalue, Ok </text:span><text:span text:style-name="T33"><text:line-break/></text:span><text:span text:style-name="T32">5</text:span><text:span text:style-name="T31">=a; </text:span><text:span text:style-name="T33">// Rvalue = Lvalue Comp. error </text:span><text:span text:style-name="T33"><text:line-break/></text:span><text:span text:style-name="T32">5</text:span><text:span text:style-name="T31">=</text:span><text:span text:style-name="T32">5</text:span><text:span text:style-name="T31">; </text:span><text:span text:style-name="T33">// Rvalue = Rvalue Comp. error </text:span></text:p>
            <text:p text:style-name="P9"><text:span text:style-name="T34">a+5=7; </text:span><text:span text:style-name="T31"><text:s/></text:span><text:span text:style-name="T33">// Temporary = Rvalue - Comp. error</text:span></text:p>
            <text:p text:style-name="P9"><text:span text:style-name="T34">f(5)=7; </text:span><text:span text:style-name="T33">// RIDDLE: Is this legal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Lvalue &amp; </text:span><text:span text:style-name="T3">Rvalue</text:span></text:p>
          </draw:text-box>
        </draw:frame>
        <draw:frame draw:name="מציין מיקום של מספר שקופית 2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27" draw:layer="layout" svg:width="23.706cm" svg:height="15.874cm" svg:x="0.847cm" svg:y="2.54cm" presentation:class="outline" presentation:user-transformed="true">
          <draw:text-box>
            <text:p text:style-name="P9"><text:span text:style-name="T29">Lvalue</text:span><text:span text:style-name="T24"> =</text:span><text:span text:style-name="T29"> Left Value – </text:span><text:span text:style-name="T24">can appear at left side of =.</text:span></text:p>
            <text:p text:style-name="P9"><text:span text:style-name="T24"><text:s text:c="12"/></text:span><text:span text:style-name="T24">=</text:span><text:span text:style-name="T29"> Located Value – </text:span><text:span text:style-name="T24">has a fixed memory location.</text:span></text:p>
            <text:p text:style-name="P9"><text:span text:style-name="T24"><text:s text:c="15"/></text:span><text:span text:style-name="T24">Examples: <text:s/>variables, references <text:s/>…</text:span></text:p>
            <text:p text:style-name="P9"><text:span text:style-name="T29">Rvalue</text:span><text:span text:style-name="T24"> = not Left Value. <text:s text:c="5"/>Numbers, temporaries</text:span><text:span text:style-name="T29"> </text:span><text:span text:style-name="T24">…</text:span></text:p>
            <text:p text:style-name="P9"><text:span text:style-name="T30">int</text:span><text:span text:style-name="T31"> a=1; </text:span><text:span text:style-name="T31"><text:line-break/></text:span><text:span text:style-name="T31">a=</text:span><text:span text:style-name="T32">5</text:span><text:span text:style-name="T31">; </text:span><text:span text:style-name="T33">// Lvalue = Rvalue, Ok </text:span><text:span text:style-name="T33"><text:line-break/></text:span><text:span text:style-name="T31">a=a; </text:span><text:span text:style-name="T33">// Lvalue = Lvalue, Ok </text:span><text:span text:style-name="T33"><text:line-break/></text:span><text:span text:style-name="T32">5</text:span><text:span text:style-name="T31">=a; </text:span><text:span text:style-name="T33">// Rvalue = Lvalue Comp. error </text:span><text:span text:style-name="T33"><text:line-break/></text:span><text:span text:style-name="T32">5</text:span><text:span text:style-name="T31">=</text:span><text:span text:style-name="T32">5</text:span><text:span text:style-name="T31">; </text:span><text:span text:style-name="T33">// Rvalue = Rvalue Comp. error </text:span></text:p>
            <text:p text:style-name="P9"><text:span text:style-name="T34">a+5=7; </text:span><text:span text:style-name="T31"><text:s/></text:span><text:span text:style-name="T33">// Temporary = Rvalue - Comp. error</text:span></text:p>
            <text:p text:style-name="P9"><text:span text:style-name="T34">f(5)=7; </text:span><text:span text:style-name="T33">// .. it depends: we will see soo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/L value and references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/L value </text:span><text:span text:style-name="T3">and </text:span><text:span text:style-name="T3">references</text:span></text:p>
          </draw:text-box>
        </draw:frame>
        <draw:frame draw:name="Slide Number Placeholder 2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27" draw:layer="layout" svg:width="23.706cm" svg:height="15.874cm" svg:x="0.847cm" svg:y="2.54cm" presentation:class="outline" presentation:user-transformed="true">
          <draw:text-box>
            <text:p text:style-name="P26"><text:span text:style-name="T24">non-const Reference – only to a non const Lvalue.</text:span></text:p>
            <text:p text:style-name="P26"><text:span text:style-name="T24">const reference – to both Lvalue and Rvalue</text:span></text:p>
            <text:p text:style-name="P33"><text:span text:style-name="T30">int</text:span><text:span text:style-name="T31"> lv=</text:span><text:span text:style-name="T32">1</text:span><text:span text:style-name="T31">; </text:span><text:span text:style-name="T31"><text:line-break/></text:span><text:span text:style-name="T30">const</text:span><text:span text:style-name="T31"> </text:span><text:span text:style-name="T30">int</text:span><text:span text:style-name="T31"> clv=</text:span><text:span text:style-name="T32">2</text:span><text:span text:style-name="T31">; </text:span><text:span text:style-name="T31"><text:line-break/></text:span><text:span text:style-name="T30">int</text:span><text:span text:style-name="T31">&amp; lvr1=lv; </text:span><text:span text:style-name="T31"><text:line-break/></text:span><text:span text:style-name="T30">int</text:span><text:span text:style-name="T31">&amp; lvr2=1+l; </text:span><text:span text:style-name="T35">//error! </text:span><text:span text:style-name="T35"><text:line-break/></text:span><text:span text:style-name="T30">int</text:span><text:span text:style-name="T31">&amp; lvr3=clv; <text:s/></text:span><text:span text:style-name="T35">//error! prevents lvr3++;</text:span><text:span text:style-name="T35"><text:line-break/></text:span><text:span text:style-name="T30">const</text:span><text:span text:style-name="T31"> </text:span><text:span text:style-name="T30">int</text:span><text:span text:style-name="T31">&amp; cr1=clv; </text:span><text:span text:style-name="T31"><text:line-break/></text:span><text:span text:style-name="T30">const</text:span><text:span text:style-name="T31"> </text:span><text:span text:style-name="T30">int</text:span><text:span text:style-name="T31">&amp; cr2=</text:span><text:span text:style-name="T32">5</text:span><text:span text:style-name="T31">+</text:span><text:span text:style-name="T32">5</text:span><text:span text:style-name="T31">; // This is useful for</text:span></text:p>
            <text:p text:style-name="P33"><text:span text:style-name="T31"><text:s text:c="20"/></text:span><text:span text:style-name="T31">// Functions arguments </text:span></text:p>
            <text:p text:style-name="P33"><text:span text:style-name="T31"/></text:p>
          </draw:text-box>
        </draw:frame>
        <draw:custom-shape draw:name="מלבן 5" draw:style-name="gr10" draw:text-style-name="P13" draw:layer="layout" svg:width="24.129cm" svg:height="3.386cm" svg:x="0.635cm" svg:y="14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 fancy way to pass arguments to func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988cm" svg:x="0.847cm" svg:y="0.763cm" presentation:class="title" presentation:user-transformed="true">
          <draw:text-box>
            <text:p text:style-name="P6"><text:span text:style-name="T36">Passing </text:span><text:span text:style-name="T36">arguments by </text:span><text:span text:style-name="T36">const </text:span><text:span text:style-name="T36">reference</text:span></text:p>
          </draw:text-box>
        </draw:frame>
        <draw:frame draw:name="מציין מיקום של מספר שקופית 4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27" draw:layer="layout" svg:width="23.706cm" svg:height="15.874cm" svg:x="0.847cm" svg:y="3.175cm" presentation:class="outline" presentation:user-transformed="true">
          <draw:text-box>
            <text:p text:style-name="P26"><text:span text:style-name="T37">// Pass by value </text:span><text:span text:style-name="T37"><text:line-break/></text:span><text:span text:style-name="T38">void</text:span><text:span text:style-name="T39"> foo (</text:span><text:span text:style-name="T38">int</text:span><text:span text:style-name="T39"> a) </text:span><text:span text:style-name="T39"><text:line-break/></text:span><text:span text:style-name="T39">{ </text:span><text:span text:style-name="T39"><text:line-break/></text:span><text:span text:style-name="T39">   ... </text:span><text:span text:style-name="T39"><text:line-break/></text:span><text:span text:style-name="T39">} </text:span><text:span text:style-name="T39"><text:line-break/></text:span><text:span text:style-name="T37">// Pass by pointer </text:span><text:span text:style-name="T37"><text:line-break/></text:span><text:span text:style-name="T38">void</text:span><text:span text:style-name="T39"> foo (</text:span><text:span text:style-name="T38">int</text:span><text:span text:style-name="T39"> *pa) </text:span><text:span text:style-name="T39"><text:line-break/></text:span><text:span text:style-name="T39">{ </text:span><text:span text:style-name="T39"><text:line-break/></text:span><text:span text:style-name="T39">   ... </text:span><text:span text:style-name="T39"><text:line-break/></text:span><text:span text:style-name="T39">}</text:span></text:p>
          </draw:text-box>
        </draw:frame>
        <draw:custom-shape draw:name="Text Box 4" draw:style-name="gr2" draw:text-style-name="P13" draw:layer="layout" svg:width="12.673cm" svg:height="11.937cm" svg:x="12.171cm" svg:y="2.991cm">
          <text:p text:style-name="P11"><text:span text:style-name="T40">// pass by ref </text:span><text:span text:style-name="T40"><text:line-break/></text:span><text:span text:style-name="T25">void</text:span><text:span text:style-name="T26"> foo (</text:span><text:span text:style-name="T25">int</text:span><text:span text:style-name="T26"> &amp;a) </text:span><text:span text:style-name="T26"><text:line-break/></text:span><text:span text:style-name="T26">{ </text:span><text:span text:style-name="T26"><text:line-break/></text:span><text:span text:style-name="T26">   ... </text:span><text:span text:style-name="T26"><text:line-break/></text:span><text:span text:style-name="T26">} </text:span></text:p>
          <text:p text:style-name="P11"><text:span text:style-name="T26"/></text:p>
          <text:p text:style-name="P11"><text:span text:style-name="T40">// pass by const ref </text:span><text:span text:style-name="T40"><text:line-break/></text:span><text:span text:style-name="T25">void</text:span><text:span text:style-name="T26"> foo (</text:span><text:span text:style-name="T25">const</text:span><text:span text:style-name="T26"> </text:span><text:span text:style-name="T25">int</text:span><text:span text:style-name="T26"> &amp;a) </text:span><text:span text:style-name="T26"><text:line-break/></text:span><text:span text:style-name="T26">{ </text:span><text:span text:style-name="T26"><text:line-break/></text:span><text:span text:style-name="T26">   ... </text:span><text:span text:style-name="T26"><text:line-break/></text:span><text:span text:style-name="T26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3" draw:text-style-name="P13" draw:layer="layout" svg:x1="12.17cm" svg:y1="3.175cm" svg:x2="12.171cm" svg:y2="10.583cm">
          <text:p/>
        </draw:line>
        <draw:custom-shape draw:name="Rectangle 7" draw:style-name="gr11" draw:text-style-name="P35" draw:layer="layout" svg:width="22.564cm" svg:height="3.888cm" svg:x="1.248cm" svg:y="14.517cm">
          <text:list text:style-name="L5">
            <text:list-item>
              <text:p text:style-name="P34"><text:span text:style-name="T41">Avoid copying objects</text:span><text:span text:style-name="T41"><text:line-break/></text:span><text:span text:style-name="T41"> <text:s text:c="4"/>without allowing changes in their valu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Parameter </text:span><text:span text:style-name="T3">passing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standard" draw:layer="layout" svg:width="23.665cm" svg:height="12.053cm" svg:x="1.098cm" svg:y="2.677cm">
          <table:table table:template-name="sun" table:use-first-column-styles="true" table:use-banding-columns-styles="true">
            <table:table-column table:style-name="co1"/>
            <table:table-column table:style-name="co1"/>
            <table:table-column table:style-name="co2"/>
            <table:table-row table:style-name="ro3" table:default-cell-style-name="ce2">
              <table:table-cell>
                <text:p text:style-name="P36"><text:span text:style-name="T20">By value</text:span></text:p>
              </table:table-cell>
              <table:table-cell>
                <text:p text:style-name="P21"><text:span text:style-name="T20">By reference</text:span></text:p>
              </table:table-cell>
              <table:table-cell>
                <text:p text:style-name="P21"><text:span text:style-name="T20">By const reference</text:span></text:p>
              </table:table-cell>
            </table:table-row>
            <table:table-row table:style-name="ro3" table:default-cell-style-name="ce1">
              <table:table-cell table:style-name="ce5">
                <text:p text:style-name="P37"><text:span text:style-name="T42">void f (Big x) {…}</text:span></text:p>
              </table:table-cell>
              <table:table-cell>
                <text:p text:style-name="P36"><text:span text:style-name="T43">void f (</text:span><text:span text:style-name="T42">Big</text:span><text:span text:style-name="T21">&amp; x) {…} </text:span></text:p>
              </table:table-cell>
              <table:table-cell>
                <text:p text:style-name="P36"><text:span text:style-name="T43">void f (const </text:span><text:span text:style-name="T42">Big</text:span><text:span text:style-name="T21">&amp; x) {…} </text:span></text:p>
              </table:table-cell>
            </table:table-row>
            <table:table-row table:style-name="ro4" table:default-cell-style-name="ce7">
              <table:table-cell table:style-name="ce6">
                <text:p text:style-name="P38"><text:span text:style-name="T44">x is copied</text:span></text:p>
              </table:table-cell>
              <table:table-cell>
                <text:p text:style-name="P39"><text:span text:style-name="T45">x is not copied</text:span></text:p>
              </table:table-cell>
              <table:table-cell>
                <text:p text:style-name="P39"><text:span text:style-name="T45">x is not copied</text:span></text:p>
              </table:table-cell>
            </table:table-row>
            <table:table-row table:style-name="ro5" table:default-cell-style-name="ce7">
              <table:table-cell table:style-name="ce6">
                <text:p text:style-name="P38"><text:span text:style-name="T44">Compiler lets f modify x, but changes have no effect outside</text:span></text:p>
              </table:table-cell>
              <table:table-cell>
                <text:p text:style-name="P39"><text:span text:style-name="T45">f can modify x</text:span></text:p>
              </table:table-cell>
              <table:table-cell>
                <text:p text:style-name="P39"><text:span text:style-name="T45">compiler does not let f modify x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כותרת_20_ותוכן" presentation:presentation-page-layout-name="AL2T11">
        <office:forms form:automatic-focus="false" form:apply-design-mode="false"/>
        <draw:custom-shape draw:name="TextBox 3" draw:style-name="gr4" draw:text-style-name="P40" draw:layer="layout" svg:width="23.908cm" svg:height="17.315cm" svg:x="0.856cm" svg:y="0.635cm">
          <text:p text:style-name="P14"><text:span text:style-name="T25">void</text:span><text:span text:style-name="T26"> add(Point&amp; a, Point b) </text:span><text:span text:style-name="T26"><text:line-break/></text:span><text:span text:style-name="T26">{ </text:span><text:span text:style-name="T26"><text:line-break/></text:span><text:span text:style-name="T26"><text:tab/></text:span><text:span text:style-name="T40">// a is reference, b is a copy </text:span><text:span text:style-name="T40"><text:line-break/></text:span><text:span text:style-name="T40"><text:tab/></text:span><text:span text:style-name="T26">a._x += b._x; </text:span><text:span text:style-name="T26"><text:line-break/></text:span><text:span text:style-name="T26"><text:tab/></text:span><text:span text:style-name="T26">a._y += b._y; </text:span><text:span text:style-name="T26"><text:line-break/></text:span><text:span text:style-name="T26">}</text:span></text:p>
          <text:p text:style-name="P14"><text:span text:style-name="T26"><text:s/></text:span><text:span text:style-name="T26"><text:line-break/></text:span><text:span text:style-name="T25">int</text:span><text:span text:style-name="T26"> main() </text:span><text:span text:style-name="T26"><text:line-break/></text:span><text:span text:style-name="T26">{ </text:span><text:span text:style-name="T26"><text:line-break/></text:span><text:span text:style-name="T26"><text:tab/></text:span><text:span text:style-name="T26">Point p1(</text:span><text:span text:style-name="T46">2</text:span><text:span text:style-name="T26">,</text:span><text:span text:style-name="T46">3</text:span><text:span text:style-name="T26">), p2(</text:span><text:span text:style-name="T46">4</text:span><text:span text:style-name="T26">,</text:span><text:span text:style-name="T46">5</text:span><text:span text:style-name="T26">); </text:span><text:span text:style-name="T26"><text:line-break/></text:span><text:span text:style-name="T26"><text:tab/></text:span><text:span text:style-name="T26">add(p1,p2); </text:span><text:span text:style-name="T40">// note: we don’t send pointers! </text:span><text:span text:style-name="T40"><text:line-break/></text:span><text:span text:style-name="T40"><text:tab/></text:span><text:span text:style-name="T40"><text:tab/></text:span><text:span text:style-name="T40"> <text:s text:c="4"/>// p1 is now (6,8) </text:span></text:p>
          <text:p text:style-name="P14"><text:span text:style-name="T26"><text:tab/></text:span><text:span text:style-name="T26">...</text:span><text:span text:style-name="T40"><text:line-break/></text:span><text:span text:style-name="T2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2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כותרת_20_ותוכן" presentation:presentation-page-layout-name="AL2T11">
        <office:forms form:automatic-focus="false" form:apply-design-mode="false"/>
        <draw:frame draw:name="מציין מיקום תוכן 2" presentation:style-name="pr6" draw:text-style-name="P27" draw:layer="layout" svg:width="21.589cm" svg:height="12.699cm" svg:x="2.54cm" svg:y="6.138cm" presentation:class="outline" presentation:user-transformed="true">
          <draw:text-box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</draw:text-box>
        </draw:frame>
        <draw:custom-shape draw:name="TextBox 6" draw:style-name="gr4" draw:text-style-name="P40" draw:layer="layout" svg:width="24.552cm" svg:height="18.534cm" svg:x="0.423cm" svg:y="0.041cm">
          <text:p text:style-name="P14"><text:span text:style-name="T25">void</text:span><text:span text:style-name="T26"> add(Point&amp; a, </text:span><text:span text:style-name="T25">const</text:span><text:span text:style-name="T26"> Point&amp; b) </text:span><text:span text:style-name="T26"><text:line-break/></text:span><text:span text:style-name="T26">{ </text:span><text:span text:style-name="T26"><text:line-break/></text:span><text:span text:style-name="T26">   </text:span><text:span text:style-name="T40">// a is reference, </text:span></text:p>
          <text:p text:style-name="P14"><text:span text:style-name="T40"><text:s text:c="3"/></text:span><text:span text:style-name="T40">// b is a const ref </text:span><text:span text:style-name="T40"><text:line-break/></text:span><text:span text:style-name="T40"> <text:s text:c="2"/></text:span><text:span text:style-name="T26">a._x+= b._x; </text:span><text:span text:style-name="T26"><text:line-break/></text:span><text:span text:style-name="T26">   a._y+= b._y; </text:span><text:span text:style-name="T26"><text:line-break/></text:span><text:span text:style-name="T26">}</text:span></text:p>
          <text:p text:style-name="P14"><text:span text:style-name="T26"><text:s/></text:span><text:span text:style-name="T26"><text:line-break/></text:span><text:span text:style-name="T25">int</text:span><text:span text:style-name="T26"> main() </text:span><text:span text:style-name="T26"><text:line-break/></text:span><text:span text:style-name="T26">{ </text:span><text:span text:style-name="T26"><text:line-break/></text:span><text:span text:style-name="T26">   Point p1(</text:span><text:span text:style-name="T46">2</text:span><text:span text:style-name="T26">,</text:span><text:span text:style-name="T46">3</text:span><text:span text:style-name="T26">), p2(</text:span><text:span text:style-name="T46">4</text:span><text:span text:style-name="T26">,</text:span><text:span text:style-name="T46">5</text:span><text:span text:style-name="T26">); </text:span><text:span text:style-name="T26"><text:line-break/></text:span><text:span text:style-name="T26">   add(p1,p2); </text:span><text:span text:style-name="T40">// note: we dont send pointers! </text:span><text:span text:style-name="T40"><text:line-break/></text:span><text:span text:style-name="T40">   </text:span><text:span text:style-name="T40"><text:tab/></text:span><text:span text:style-name="T40"><text:tab/></text:span><text:span text:style-name="T40">// p1 is now (6,8)</text:span></text:p>
          <text:p text:style-name="P14"><text:span text:style-name="T26"><text:s text:c="3"/></text:span><text:span text:style-name="T26">... </text:span><text:span text:style-name="T26"><text:line-break/></text:span><text:span text:style-name="T2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4" draw:style-name="gr12" draw:text-style-name="P42" draw:layer="layout" svg:width="13.208cm" svg:height="5cm" svg:x="12.7cm" svg:y="3.387cm">
          <text:list text:style-name="L6">
            <text:list-item>
              <text:p text:style-name="P41"><text:span text:style-name="T47">b is Reference =&gt; is not copied</text:span></text:p>
            </text:list-item>
            <text:list-item>
              <text:p text:style-name="P41"><text:span text:style-name="T47">b is Const <text:s text:c="6"/>=&gt; we can't change it</text:span></text:p>
            </text:list-item>
            <text:list-item>
              <text:p text:style-name="P41"><text:span text:style-name="T47">Important for large objects!</text:span></text:p>
            </text:list-item>
          </text:list>
          <draw:enhanced-geometry draw:mirror-horizontal="false" draw:mirror-vertical="false" svg:viewBox="0 0 0 0" draw:text-areas="?f38 ?f38 ?f39 ?f40" draw:type="ooxml-wedgeRoundRectCallout" draw:modifiers="-55746 -9128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Slide Number Placeholder 1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urn a reference to variabl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turn a </text:span><text:span text:style-name="T3">reference </text:span><text:span text:style-name="T3">to variable</text:span><text:span text:style-name="T48"> </text:span><text:span text:style-name="T19">(folder 2)</text:span></text:p>
          </draw:text-box>
        </draw:frame>
        <draw:frame draw:name="מציין מיקום של מספר שקופית 4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27" draw:layer="layout" svg:width="23.706cm" svg:height="15.874cm" svg:x="0.847cm" svg:y="2.963cm" presentation:class="outline" presentation:user-transformed="true">
          <draw:text-box>
            <text:p text:style-name="P26"><text:span text:style-name="T38">class</text:span><text:span text:style-name="T39"> Buffer </text:span><text:span text:style-name="T39"><text:line-break/></text:span><text:span text:style-name="T39">{ </text:span><text:span text:style-name="T39"><text:line-break/></text:span><text:span text:style-name="T39">   </text:span><text:span text:style-name="T38">size_t </text:span><text:span text:style-name="T39">_length; </text:span><text:span text:style-name="T39"><text:line-break/></text:span><text:span text:style-name="T39">   </text:span><text:span text:style-name="T38">int</text:span><text:span text:style-name="T39"> *_buf; </text:span><text:span text:style-name="T39"><text:line-break/></text:span><text:span text:style-name="T38">public</text:span><text:span text:style-name="T39">: </text:span><text:span text:style-name="T39"><text:line-break/></text:span><text:span text:style-name="T39">   Buffer (</text:span><text:span text:style-name="T38">size_t</text:span><text:span text:style-name="T39"> l) : </text:span><text:span text:style-name="T39"><text:line-break/></text:span><text:span text:style-name="T39">   _length (l), </text:span><text:span text:style-name="T39"><text:line-break/></text:span><text:span text:style-name="T39">   _buf (</text:span><text:span text:style-name="T38">new</text:span><text:span text:style-name="T39"> </text:span><text:span text:style-name="T38">int</text:span><text:span text:style-name="T39"> [l]) </text:span><text:span text:style-name="T39"><text:line-break/></text:span><text:span text:style-name="T39">   { </text:span><text:span text:style-name="T39"><text:line-break/></text:span><text:span text:style-name="T39">   } </text:span><text:span text:style-name="T39"><text:line-break/></text:span><text:span text:style-name="T39">   </text:span><text:span text:style-name="T38">int</text:span><text:span text:style-name="T39">&amp; get(</text:span><text:span text:style-name="T38">size_t </text:span><text:span text:style-name="T39">i) </text:span><text:span text:style-name="T39"><text:line-break/></text:span><text:span text:style-name="T39">   { </text:span><text:span text:style-name="T39"><text:line-break/></text:span><text:span text:style-name="T39">      </text:span><text:span text:style-name="T38">return</text:span><text:span text:style-name="T39"> _buf[i]; </text:span><text:span text:style-name="T39"><text:line-break/></text:span><text:span text:style-name="T39">   } </text:span><text:span text:style-name="T39"><text:line-break/></text:span><text:span text:style-name="T39">}; </text:span></text:p>
          </draw:text-box>
        </draw:frame>
        <draw:custom-shape draw:name="Text Box 4" draw:style-name="gr2" draw:text-style-name="P43" draw:layer="layout" svg:width="12.673cm" svg:height="9.296cm" svg:x="12.171cm" svg:y="3.175cm">
          <text:p text:style-name="P14"><text:span text:style-name="T25">int</text:span><text:span text:style-name="T26"> main () </text:span><text:span text:style-name="T26"><text:line-break/></text:span><text:span text:style-name="T26">{ </text:span><text:span text:style-name="T26"><text:line-break/></text:span><text:span text:style-name="T26">   Buffer buf(</text:span><text:span text:style-name="T46">5</text:span><text:span text:style-name="T26">); </text:span><text:span text:style-name="T26"><text:line-break/></text:span><text:span text:style-name="T26">   buf.get(</text:span><text:span text:style-name="T46">0</text:span><text:span text:style-name="T26">)= </text:span><text:span text:style-name="T46">3</text:span><text:span text:style-name="T26">;</text:span></text:p>
          <text:p text:style-name="P14"><text:span text:style-name="T26"><text:s text:c="3"/></text:span><text:span text:style-name="T26">int&amp; x = buf.get(0);</text:span></text:p>
          <text:p text:style-name="P14"><text:span text:style-name="T26"><text:s text:c="3"/></text:span><text:span text:style-name="T26">x++; </text:span><text:span text:style-name="T26"><text:line-break/></text:span><text:span text:style-name="T26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3" draw:text-style-name="P13" draw:layer="layout" svg:x1="12.17cm" svg:y1="3.175cm" svg:x2="12.171cm" svg:y2="10.583cm">
          <text:p/>
        </draw:line>
        <draw:custom-shape draw:name="Rectangle 7" draw:style-name="gr13" draw:text-style-name="P45" draw:layer="layout" svg:width="10.9cm" svg:height="5.282cm" svg:x="12.912cm" svg:y="13.123cm">
          <text:p text:style-name="P44"><text:span text:style-name="T41">Return a ref. to a legal variable (e.g. not on the function stack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 – mor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turn a </text:span><text:span text:style-name="T3">reference </text:span><text:span text:style-name="T3">from a </text:span><text:span text:style-name="T3">function </text:span><text:span text:style-name="T19">(folder 2)</text:span></text:p>
          </draw:text-box>
        </draw:frame>
        <draw:frame draw:name="מציין מיקום תוכן 2" presentation:style-name="pr8" draw:text-style-name="P47" draw:layer="layout" svg:width="23.706cm" svg:height="15.874cm" svg:x="0.847cm" svg:y="2.54cm" presentation:class="outline" presentation:user-transformed="true">
          <draw:text-box>
            <text:p text:style-name="P26"><text:span text:style-name="T49"/></text:p>
            <text:list text:style-name="L7">
              <text:list-item>
                <text:p text:style-name="P26"><text:span text:style-name="T49">Don’t return a reference to a local variable.</text:span></text:p>
              </text:list-item>
              <text:list-item>
                <text:p text:style-name="P26"><text:span text:style-name="T49">You can return a reference to a variable that will </text:span><text:span text:style-name="T49">survive the function call, e.g:</text:span></text:p>
              </text:list-item>
            </text:list>
            <text:list text:style-name="L8">
              <text:list-item>
                <text:list>
                  <text:list-item>
                    <text:p text:style-name="P46"><text:span text:style-name="T50">A heap variable (allocated with new).</text:span></text:p>
                  </text:list-item>
                  <text:list-item>
                    <text:p text:style-name="P46"><text:span text:style-name="T50">A variable from a lower part of the stack.</text:span></text:p>
                  </text:list-item>
                  <text:list-item>
                    <text:p text:style-name="P46"><text:span text:style-name="T50">Globals.</text:span></text:p>
                  </text:list-item>
                  <text:list-item>
                    <text:p text:style-name="P46"><text:span text:style-name="T50">Class members.</text:span></text:p>
                  </text:list-item>
                  <text:list-item>
                    <text:p text:style-name="P46"><text:span text:style-name="T50">*this (Useful for call-chaining).</text:span></text:p>
                  </text:list-item>
                </text:list>
              </text:list-item>
            </text:list>
          </draw:text-box>
        </draw:frame>
        <draw:frame draw:name="Slide Number Placeholder 3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14" presentation:class="page"/>
          <draw:frame draw:name="Notes Placeholder 2" presentation:style-name="pr9" draw:text-style-name="P30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0" draw:text-style-name="P48" draw:layer="layout" svg:width="8.545cm" svg:height="1.419cm" svg:x="11.174cm" svg:y="27.01cm" presentation:class="page-number" presentation:user-transformed="true">
            <draw:text-box>
              <text:p text:style-name="P31"><text:span text:style-name="T28"><text:page-number>&lt;number&gt;</text:page-number></text:span></text:p>
            </draw:text-box>
          </draw:frame>
        </presentation:notes>
      </draw:page>
      <draw:page draw:name="page15" draw:style-name="dp1" draw:master-page-name="כותרת_20_ותוכן" presentation:presentation-page-layout-name="AL2T11">
        <office:forms form:automatic-focus="false" form:apply-design-mode="false"/>
        <draw:custom-shape draw:name="TextBox 6" draw:style-name="gr4" draw:text-style-name="P15" draw:layer="layout" svg:width="24.341cm" svg:height="18.331cm" svg:x="0.423cm" svg:y="0cm">
          <text:p text:style-name="P14"><text:span text:style-name="T26"/></text:p>
          <text:p text:style-name="P14"><text:span text:style-name="T26"/></text:p>
          <text:p text:style-name="P14"><text:span text:style-name="T26"/></text:p>
          <text:p text:style-name="P14"><text:span text:style-name="T26">Point&amp; add(Point&amp; a, </text:span><text:span text:style-name="T25">const</text:span><text:span text:style-name="T26"> Point&amp; b) { </text:span><text:span text:style-name="T26"><text:line-break/></text:span><text:span text:style-name="T40"> <text:s text:c="2"/></text:span><text:span text:style-name="T26">a._x+=b._x; </text:span><text:span text:style-name="T26"><text:line-break/></text:span><text:span text:style-name="T26">   a._y+=b._y; </text:span><text:span text:style-name="T26"><text:line-break/></text:span><text:span text:style-name="T26">   </text:span><text:span text:style-name="T25">return</text:span><text:span text:style-name="T26"> a; </text:span><text:span text:style-name="T26"><text:line-break/></text:span><text:span text:style-name="T26">} </text:span></text:p>
          <text:p text:style-name="P14"><text:span text:style-name="T26"><text:line-break/></text:span><text:span text:style-name="T25">int</text:span><text:span text:style-name="T26"> main() { </text:span><text:span text:style-name="T26"><text:line-break/></text:span><text:span text:style-name="T26">   Point p1(</text:span><text:span text:style-name="T46">2</text:span><text:span text:style-name="T26">,</text:span><text:span text:style-name="T46">3</text:span><text:span text:style-name="T26">), p2(</text:span><text:span text:style-name="T46">4</text:span><text:span text:style-name="T26">,</text:span><text:span text:style-name="T46">5</text:span><text:span text:style-name="T26">), p3(</text:span><text:span text:style-name="T46">1</text:span><text:span text:style-name="T26">,</text:span><text:span text:style-name="T46">1</text:span><text:span text:style-name="T26">); </text:span><text:span text:style-name="T26"><text:line-break/></text:span><text:span text:style-name="T26">   add(add(p1,p2),p3); <text:s text:c="9"/></text:span><text:span text:style-name="T40">// now p1 is (7,9) </text:span><text:span text:style-name="T40"><text:line-break/></text:span><text:span text:style-name="T40"> <text:s text:c="2"/></text:span><text:span text:style-name="T26">cout &lt;&lt; add(p1,p2).getX(); <text:s text:c="2"/></text:span><text:span text:style-name="T40">// note the syntax</text:span></text:p>
          <text:p text:style-name="P14"><text:span text:style-name="T26"><text:s text:c="3"/></text:span><text:span text:style-name="T26">... </text:span><text:span text:style-name="T40"><text:s/></text:span><text:span text:style-name="T40"><text:line-break/></text:span><text:span text:style-name="T2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כותרת 1" presentation:style-name="pr4" draw:text-style-name="P49" draw:layer="layout" svg:width="23.706cm" svg:height="1.776cm" svg:x="0.847cm" svg:y="0.763cm" presentation:class="title" presentation:user-transformed="true">
          <draw:text-box>
            <text:p text:style-name="P6"><text:span text:style-name="T51">Call chain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כותרת_20_ותוכן" presentation:presentation-page-layout-name="AL2T11">
        <office:forms form:automatic-focus="false" form:apply-design-mode="false"/>
        <draw:custom-shape draw:name="TextBox 6" draw:style-name="gr4" draw:text-style-name="P15" draw:layer="layout" svg:width="24.341cm" svg:height="19.552cm" svg:x="0.551cm" svg:y="0cm">
          <text:p text:style-name="P14"><text:span text:style-name="T26"/></text:p>
          <text:p text:style-name="P14"><text:span text:style-name="T26"/></text:p>
          <text:p text:style-name="P14"><text:span text:style-name="T26">class Point {</text:span></text:p>
          <text:p text:style-name="P14"><text:span text:style-name="T26"><text:s text:c="3"/></text:span><text:span text:style-name="T26">int x, y;</text:span></text:p>
          <text:p text:style-name="P14"><text:span text:style-name="T26"><text:s text:c="3"/></text:span><text:span text:style-name="T26">Point&amp; add (</text:span><text:span text:style-name="T25">const</text:span><text:span text:style-name="T26"> Point&amp; b) {</text:span></text:p>
          <text:p text:style-name="P14"><text:span text:style-name="T52"><text:s text:c="6"/></text:span><text:span text:style-name="T52">this-&gt;x += b.x; <text:s text:c="2"/></text:span></text:p>
          <text:p text:style-name="P14"><text:span text:style-name="T26"><text:s text:c="6"/></text:span><text:span text:style-name="T26">y += b.y;</text:span><text:span text:style-name="T26"><text:line-break/></text:span><text:span text:style-name="T26">    <text:s text:c="2"/></text:span><text:span text:style-name="T25">return</text:span><text:span text:style-name="T26"> *this; </text:span><text:span text:style-name="T26"><text:line-break/></text:span><text:span text:style-name="T26"> <text:s text:c="2"/>}</text:span></text:p>
          <text:p text:style-name="P14"><text:span text:style-name="T26">};</text:span></text:p>
          <text:p text:style-name="P14"><text:span text:style-name="T25">int</text:span><text:span text:style-name="T26"> main() { </text:span><text:span text:style-name="T26"><text:line-break/></text:span><text:span text:style-name="T26">   Point p1(</text:span><text:span text:style-name="T46">2</text:span><text:span text:style-name="T26">,</text:span><text:span text:style-name="T46">3</text:span><text:span text:style-name="T26">), p2(</text:span><text:span text:style-name="T46">4</text:span><text:span text:style-name="T26">,</text:span><text:span text:style-name="T46">5</text:span><text:span text:style-name="T26">), p3(</text:span><text:span text:style-name="T46">1</text:span><text:span text:style-name="T26">,</text:span><text:span text:style-name="T46">1</text:span><text:span text:style-name="T26">); </text:span></text:p>
          <text:p text:style-name="P14"><text:span text:style-name="T26"><text:s text:c="3"/></text:span><text:span text:style-name="T26">p1.add(p2).add(p3); <text:s text:c="2"/></text:span><text:span text:style-name="T40">// now p1 is (7,9) </text:span><text:span text:style-name="T40"><text:line-break/></text:span><text:span text:style-name="T40"> <text:s text:c="2"/></text:span><text:span text:style-name="T26">cout &lt;&lt; p1.add(p2).getX();</text:span></text:p>
          <text:p text:style-name="P14"><text:span text:style-name="T26"><text:s text:c="3"/></text:span><text:span text:style-name="T26">... </text:span><text:span text:style-name="T40"><text:s/></text:span><text:span text:style-name="T40"><text:line-break/></text:span><text:span text:style-name="T2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כותרת 1" presentation:style-name="pr4" draw:text-style-name="P49" draw:layer="layout" svg:width="23.706cm" svg:height="1.776cm" svg:x="0.847cm" svg:y="0.763cm" presentation:class="title" presentation:user-transformed="true">
          <draw:text-box>
            <text:p text:style-name="P6"><text:span text:style-name="T51">Call chaining </text:span><text:span text:style-name="T51">(2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onsolas" svg:font-family="Consolas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2" draw:display-name="msFillBitmap 12" xlink:href="Pictures/100000000000001000000001D32C84ABC71FCAFD.png" xlink:type="simple" xlink:show="embed" xlink:actuate="onLoad"/>
    <draw:fill-image draw:name="msFillBitmap_20_13" draw:display-name="msFillBitmap 13" xlink:href="Pictures/100000000000001000000001D32C84ABC71FC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 style:shrink-to-fit="true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שקופית_20_כותרת_5f_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4" style:family="presentation" style:parent-style-name="שקופית_20_כותרת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0-04-01">1/4/20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</text:span><text:span text:style-name="MT4">לערוך סגנון </text:span><text:span text:style-name="MT4">כותרת של </text:span><text:span text:style-name="MT4">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</text:span><text:span text:style-name="MT5">לערוך סגנון </text:span><text:span text:style-name="MT5">כותרת של </text:span><text:span text:style-name="MT5">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8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0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0-04-01">1/4/20</text:date></text:span></text:p>
        </draw:text-box>
      </draw:frame>
      <draw:frame draw:name="מציין מיקום של כותרת תחתונה 16" presentation:style-name="Mpr1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11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2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3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1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</text:span><text:span text:style-name="MT4">לערוך סגנון </text:span><text:span text:style-name="MT4">כותרת של </text:span><text:span text:style-name="MT4">תבנית בסי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94</meta:editing-cycles>
    <meta:print-date>1999-11-04T13:06:28</meta:print-date>
    <meta:creation-date>1999-10-10T10:49:40</meta:creation-date>
    <dc:date>2020-04-01T12:17:06.436883340</dc:date>
    <meta:editing-duration>P27DT19H20M34S</meta:editing-duration>
    <meta:generator>LibreOffice/6.2.8.2$Linux_X86_64 LibreOffice_project/20$Build-2</meta:generator>
    <dc:creator>Erel Segal-Halevi</dc:creator>
    <meta:document-statistic meta:object-count="153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45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